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2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ゴシック" svg:font-family="IPAゴシック" style:font-family-generic="swiss" style:font-pitch="variable"/>
    <style:font-face style:name="IPAゴシック1" svg:font-family="IPAゴシック" style:font-adornments="標準" style:font-family-generic="swiss" style:font-pitch="variable"/>
    <style:font-face style:name="Nimbus Sans L1" svg:font-family="'Nimbus Sans L'" style:font-family-generic="swiss" style:font-pitch="variable"/>
    <style:font-face style:name="TLPゴシック2" svg:font-family="TLPゴシック" style:font-family-generic="swiss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width="0.2cm" svg:stroke-color="#000000" draw:fill="none" draw:fill-color="#ffffff" fo:min-height="1.931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2.821cm" fo:padding-top="0.225cm" fo:padding-bottom="0.225cm" fo:padding-left="0.35cm" fo:padding-right="0.35cm"/>
    </style:style>
    <style:style style:name="gr6" style:family="graphic" style:parent-style-name="objectwithoutfill">
      <style:graphic-properties draw:stroke="dash" draw:stroke-dash="Fine_20_Dashed" svg:stroke-width="0.1cm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style:font-name="IPAゴシック1" fo:font-size="40pt" style:font-name-asian="IPAゴシック1" style:font-size-asian="40pt" style:font-size-complex="40pt"/>
    </style:style>
    <style:style style:name="P4" style:family="paragraph">
      <loext:graphic-properties draw:fill="none" draw:fill-color="#ffffff"/>
      <style:paragraph-properties fo:margin-left="0cm" fo:margin-right="0cm" fo:text-indent="0cm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style:font-name="IPAゴシック" fo:font-size="40pt" style:font-name-asian="IPAゴシック" style:font-size-asian="40pt" style:font-size-complex="40pt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IPAゴシック1" fo:font-size="40pt" style:font-name-asian="IPAゴシック1" style:font-size-asian="40pt" style:font-size-complex="40pt"/>
    </style:style>
    <style:style style:name="T2" style:family="text">
      <style:text-properties style:font-name="IPAゴシック" fo:font-size="40pt" style:font-name-asian="IPAゴシック" style:font-size-asian="40pt" style:font-size-complex="40pt"/>
    </style:style>
    <style:style style:name="T3" style:family="text">
      <style:text-properties style:font-name="IPAゴシック" fo:font-size="20pt" style:font-name-asian="IPAゴシック" style:font-size-asian="40pt" style:font-size-complex="40pt"/>
    </style:style>
    <style:style style:name="T4" style:family="text">
      <style:text-properties style:font-name="IPAゴシック" fo:font-size="32pt" style:font-name-asian="IPAゴシック" style:font-size-asian="40pt" style:font-size-complex="40pt"/>
    </style:style>
    <style:style style:name="T5" style:family="text">
      <style:text-properties style:font-name="TLPゴシック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26.6cm" svg:height="12.852cm" svg:x="0.4cm" svg:y="2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.5cm" svg:height="2cm" svg:x="25.2cm" svg:y="14cm">
          <draw:text-box>
            <text:p text:style-name="P2"><text:span text:style-name="T1">w</text:span></text:p>
          </draw:text-box>
        </draw:frame>
        <draw:frame draw:style-name="gr3" draw:text-style-name="P4" draw:layer="layout" svg:width="2.5cm" svg:height="2.95cm" svg:x="22.2cm" svg:y="5.1cm">
          <draw:text-box>
            <text:p/>
          </draw:text-box>
        </draw:frame>
        <draw:frame draw:style-name="gr2" draw:text-style-name="P5" draw:layer="layout" svg:width="3.4cm" svg:height="2cm" svg:x="18.3cm" svg:y="13.9cm">
          <draw:text-box>
            <text:p text:style-name="P2"><text:span text:style-name="T2">w</text:span><text:span text:style-name="T3">s</text:span><text:span text:style-name="T4">/</text:span><text:span text:style-name="T4">2</text:span><text:span text:style-name="T2"> </text:span></text:p>
          </draw:text-box>
        </draw:frame>
        <draw:frame draw:style-name="gr4" draw:text-style-name="P6" draw:layer="layout" svg:width="11.5cm" svg:height="2.381cm" svg:x="1.7cm" svg:y="13.4cm">
          <draw:text-box>
            <text:p text:style-name="P2"><text:span text:style-name="T5"><text:s text:c="8"/></text:span><text:span text:style-name="T5"><text:s text:c="8"/></text:span></text:p>
          </draw:text-box>
        </draw:frame>
        <draw:frame draw:style-name="gr2" draw:text-style-name="P5" draw:layer="layout" svg:width="4cm" svg:height="2cm" svg:x="5.7cm" svg:y="13.9cm">
          <draw:text-box>
            <text:p text:style-name="P2"><text:span text:style-name="T2">-</text:span><text:span text:style-name="T2">w</text:span><text:span text:style-name="T3">s</text:span><text:span text:style-name="T4">/2</text:span><text:span text:style-name="T2"> </text:span></text:p>
          </draw:text-box>
        </draw:frame>
        <draw:frame draw:style-name="gr5" draw:text-style-name="P5" draw:layer="layout" svg:width="15.4cm" svg:height="3.271cm" svg:x="12cm" svg:y="1.3cm">
          <draw:text-box>
            <text:p text:style-name="P2"><text:span text:style-name="T2">H(w)</text:span></text:p>
          </draw:text-box>
        </draw:frame>
        <draw:line draw:style-name="gr6" draw:text-style-name="P7" draw:layer="layout" svg:x1="9.3cm" svg:y1="3.5cm" svg:x2="9.3cm" svg:y2="20cm">
          <text:p/>
        </draw:line>
        <draw:line draw:style-name="gr6" draw:text-style-name="P7" draw:layer="layout" svg:x1="18.2cm" svg:y1="3.5cm" svg:x2="18.2cm" svg:y2="20cm">
          <text:p/>
        </draw:line>
        <draw:frame draw:style-name="gr2" draw:text-style-name="P5" draw:layer="layout" svg:width="3cm" svg:height="2cm" svg:x="15.5cm" svg:y="13.9cm">
          <draw:text-box>
            <text:p text:style-name="P2"><text:span text:style-name="T2">w</text:span><text:span text:style-name="T3">c</text:span><text:span text:style-name="T2"> </text:span></text:p>
          </draw:text-box>
        </draw:frame>
        <draw:frame draw:style-name="gr2" draw:text-style-name="P5" draw:layer="layout" svg:width="3cm" svg:height="2cm" svg:x="10cm" svg:y="13.9cm">
          <draw:text-box>
            <text:p text:style-name="P2"><text:span text:style-name="T2">-w</text:span><text:span text:style-name="T3">c</text:span><text:span text:style-name="T2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2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ゴシック" svg:font-family="IPAゴシック" style:font-family-generic="swiss" style:font-pitch="variable"/>
    <style:font-face style:name="IPAゴシック1" svg:font-family="IPAゴシック" style:font-adornments="標準" style:font-family-generic="swiss" style:font-pitch="variable"/>
    <style:font-face style:name="Nimbus Sans L1" svg:font-family="'Nimbus Sans L'" style:font-family-generic="swiss" style:font-pitch="variable"/>
    <style:font-face style:name="TLPゴシック2" svg:font-family="TLPゴシック" style:font-family-generic="swiss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8-09-29T16:56:50.785477457</dc:date>
    <meta:editing-cycles>11</meta:editing-cycles>
    <meta:editing-duration>PT31M57S</meta:editing-duration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9" chart:maximum="9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6.601cm" svg:height="12.853cm" xlink:href="." xlink:type="simple" chart:class="chart:scatter" chart:style-name="ch1">
        <chart:plot-area chart:style-name="ch2" chart:data-source-has-labels="both" svg:x="0.532cm" svg:y="0.257cm" svg:width="25.537cm" svg:height="12.339cm">
          <chartooo:coordinate-region svg:x="0.678cm" svg:y="0.456cm" svg:width="25.297cm" svg:height="11.941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.42477796076938">
                <text:p>-9.42477796076938</text:p>
              </table:table-cell>
              <table:table-cell office:value-type="float" office:value="-0.0517371360519039">
                <text:p>-0.05173713605190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23628240155399">
                <text:p>-9.23628240155399</text:p>
              </table:table-cell>
              <table:table-cell office:value-type="float" office:value="-0.0210106780826715">
                <text:p>-0.0210106780826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0477868423386">
                <text:p>-9.0477868423386</text:p>
              </table:table-cell>
              <table:table-cell office:value-type="float" office:value="0.037784342816093">
                <text:p>0.0377843428160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85929128312322">
                <text:p>-8.85929128312322</text:p>
              </table:table-cell>
              <table:table-cell office:value-type="float" office:value="0.0569798866385534">
                <text:p>0.0569798866385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67079572390783">
                <text:p>-8.67079572390783</text:p>
              </table:table-cell>
              <table:table-cell office:value-type="float" office:value="0.00366582955615424">
                <text:p>0.00366582955615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.48230016469244">
                <text:p>-8.48230016469244</text:p>
              </table:table-cell>
              <table:table-cell office:value-type="float" office:value="-0.0760161744862977">
                <text:p>-0.07601617448629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29380460547706">
                <text:p>-8.29380460547706</text:p>
              </table:table-cell>
              <table:table-cell office:value-type="float" office:value="-0.0796064891540106">
                <text:p>-0.0796064891540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.10530904626167">
                <text:p>-8.10530904626167</text:p>
              </table:table-cell>
              <table:table-cell office:value-type="float" office:value="0.0753214164767493">
                <text:p>0.07532141647674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91681348704628">
                <text:p>-7.91681348704628</text:p>
              </table:table-cell>
              <table:table-cell office:value-type="float" office:value="0.380917498081233">
                <text:p>0.3809174980812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72831792783089">
                <text:p>-7.72831792783089</text:p>
              </table:table-cell>
              <table:table-cell office:value-type="float" office:value="0.732747213635905">
                <text:p>0.732747213635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5398223686155">
                <text:p>-7.5398223686155</text:p>
              </table:table-cell>
              <table:table-cell office:value-type="float" office:value="0.995729021357039">
                <text:p>0.9957290213570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35132680940012">
                <text:p>-7.35132680940012</text:p>
              </table:table-cell>
              <table:table-cell office:value-type="float" office:value="1.09332090660323">
                <text:p>1.093320906603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.16283125018473">
                <text:p>-7.16283125018473</text:p>
              </table:table-cell>
              <table:table-cell office:value-type="float" office:value="1.05240950259001">
                <text:p>1.05240950259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.97433569096934">
                <text:p>-6.97433569096934</text:p>
              </table:table-cell>
              <table:table-cell office:value-type="float" office:value="0.971662993420918">
                <text:p>0.9716629934209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.78584013175395">
                <text:p>-6.78584013175395</text:p>
              </table:table-cell>
              <table:table-cell office:value-type="float" office:value="0.94154235413042">
                <text:p>0.941542354130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59734457253857">
                <text:p>-6.59734457253857</text:p>
              </table:table-cell>
              <table:table-cell office:value-type="float" office:value="0.980729478407373">
                <text:p>0.9807294784073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40884901332318">
                <text:p>-6.40884901332318</text:p>
              </table:table-cell>
              <table:table-cell office:value-type="float" office:value="1.03730238000715">
                <text:p>1.037302380007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.22035345410779">
                <text:p>-6.22035345410779</text:p>
              </table:table-cell>
              <table:table-cell office:value-type="float" office:value="1.04800799659845">
                <text:p>1.048007996598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.0318578948924">
                <text:p>-6.0318578948924</text:p>
              </table:table-cell>
              <table:table-cell office:value-type="float" office:value="1.00127251006274">
                <text:p>1.001272510062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.84336233567702">
                <text:p>-5.84336233567702</text:p>
              </table:table-cell>
              <table:table-cell office:value-type="float" office:value="0.948418016350852">
                <text:p>0.9484180163508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.65486677646163">
                <text:p>-5.65486677646163</text:p>
              </table:table-cell>
              <table:table-cell office:value-type="float" office:value="0.953287703199199">
                <text:p>0.9532877031991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.46637121724624">
                <text:p>-5.46637121724624</text:p>
              </table:table-cell>
              <table:table-cell office:value-type="float" office:value="1.02446506845549">
                <text:p>1.024465068455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.27787565803085">
                <text:p>-5.27787565803085</text:p>
              </table:table-cell>
              <table:table-cell office:value-type="float" office:value="1.0909964764091">
                <text:p>1.09099647640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.08938009881546">
                <text:p>-5.08938009881546</text:p>
              </table:table-cell>
              <table:table-cell office:value-type="float" office:value="1.04745790957319">
                <text:p>1.047457909573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90088453960008">
                <text:p>-4.90088453960008</text:p>
              </table:table-cell>
              <table:table-cell office:value-type="float" office:value="0.836003870213591">
                <text:p>0.8360038702135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.71238898038469">
                <text:p>-4.71238898038469</text:p>
              </table:table-cell>
              <table:table-cell office:value-type="float" office:value="0.499999999999999">
                <text:p>0.49999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5238934211693">
                <text:p>-4.5238934211693</text:p>
              </table:table-cell>
              <table:table-cell office:value-type="float" office:value="0.163996129786408">
                <text:p>0.1639961297864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.33539786195392">
                <text:p>-4.33539786195392</text:p>
              </table:table-cell>
              <table:table-cell office:value-type="float" office:value="-0.0474579095731914">
                <text:p>-0.04745790957319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.14690230273853">
                <text:p>-4.14690230273853</text:p>
              </table:table-cell>
              <table:table-cell office:value-type="float" office:value="-0.0909964764091029">
                <text:p>-0.0909964764091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.95840674352314">
                <text:p>-3.95840674352314</text:p>
              </table:table-cell>
              <table:table-cell office:value-type="float" office:value="-0.024465068455494">
                <text:p>-0.0244650684554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.76991118430775">
                <text:p>-3.76991118430775</text:p>
              </table:table-cell>
              <table:table-cell office:value-type="float" office:value="0.0467122968008015">
                <text:p>0.04671229680080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58141562509236">
                <text:p>-3.58141562509236</text:p>
              </table:table-cell>
              <table:table-cell office:value-type="float" office:value="0.0515819836491471">
                <text:p>0.05158198364914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.39292006587698">
                <text:p>-3.39292006587698</text:p>
              </table:table-cell>
              <table:table-cell office:value-type="float" office:value="-0.00127251006274443">
                <text:p>-0.001272510062744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.20442450666159">
                <text:p>-3.20442450666159</text:p>
              </table:table-cell>
              <table:table-cell office:value-type="float" office:value="-0.0480079965984483">
                <text:p>-0.04800799659844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0159289474462">
                <text:p>-3.0159289474462</text:p>
              </table:table-cell>
              <table:table-cell office:value-type="float" office:value="-0.037302380007148">
                <text:p>-0.0373023800071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82743338823081">
                <text:p>-2.82743338823081</text:p>
              </table:table-cell>
              <table:table-cell office:value-type="float" office:value="0.0192705215926263">
                <text:p>0.01927052159262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63893782901543">
                <text:p>-2.63893782901543</text:p>
              </table:table-cell>
              <table:table-cell office:value-type="float" office:value="0.0584576458695792">
                <text:p>0.05845764586957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.45044226980004">
                <text:p>-2.45044226980004</text:p>
              </table:table-cell>
              <table:table-cell office:value-type="float" office:value="0.0283370065790817">
                <text:p>0.02833700657908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.26194671058465">
                <text:p>-2.26194671058465</text:p>
              </table:table-cell>
              <table:table-cell office:value-type="float" office:value="-0.0524095025900129">
                <text:p>-0.05240950259001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.07345115136926">
                <text:p>-2.07345115136926</text:p>
              </table:table-cell>
              <table:table-cell office:value-type="float" office:value="-0.0933209066032271">
                <text:p>-0.09332090660322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88495559215388">
                <text:p>-1.88495559215388</text:p>
              </table:table-cell>
              <table:table-cell office:value-type="float" office:value="0.00427097864296289">
                <text:p>0.004270978642962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69646003293849">
                <text:p>-1.69646003293849</text:p>
              </table:table-cell>
              <table:table-cell office:value-type="float" office:value="0.267252786364096">
                <text:p>0.2672527863640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5079644737231">
                <text:p>-1.5079644737231</text:p>
              </table:table-cell>
              <table:table-cell office:value-type="float" office:value="0.619082501918767">
                <text:p>0.6190825019187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31946891450771">
                <text:p>-1.31946891450771</text:p>
              </table:table-cell>
              <table:table-cell office:value-type="float" office:value="0.92467858352325">
                <text:p>0.924678583523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13097335529233">
                <text:p>-1.13097335529233</text:p>
              </table:table-cell>
              <table:table-cell office:value-type="float" office:value="1.07960648915401">
                <text:p>1.079606489154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942477796076938">
                <text:p>-0.942477796076938</text:p>
              </table:table-cell>
              <table:table-cell office:value-type="float" office:value="1.0760161744863">
                <text:p>1.07601617448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5398223686155">
                <text:p>-0.75398223686155</text:p>
              </table:table-cell>
              <table:table-cell office:value-type="float" office:value="0.996334170443846">
                <text:p>0.996334170443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65486677646163">
                <text:p>-0.565486677646163</text:p>
              </table:table-cell>
              <table:table-cell office:value-type="float" office:value="0.943020113361447">
                <text:p>0.9430201133614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376991118430775">
                <text:p>-0.376991118430775</text:p>
              </table:table-cell>
              <table:table-cell office:value-type="float" office:value="0.962215657183907">
                <text:p>0.9622156571839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88495559215388">
                <text:p>-0.188495559215388</text:p>
              </table:table-cell>
              <table:table-cell office:value-type="float" office:value="1.02101067808267">
                <text:p>1.021010678082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.0517371360519">
                <text:p>1.05173713605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88495559215388">
                <text:p>0.188495559215388</text:p>
              </table:table-cell>
              <table:table-cell office:value-type="float" office:value="1.02101067808267">
                <text:p>1.021010678082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76991118430775">
                <text:p>0.376991118430775</text:p>
              </table:table-cell>
              <table:table-cell office:value-type="float" office:value="0.962215657183907">
                <text:p>0.9622156571839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65486677646163">
                <text:p>0.565486677646163</text:p>
              </table:table-cell>
              <table:table-cell office:value-type="float" office:value="0.943020113361447">
                <text:p>0.9430201133614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5398223686155">
                <text:p>0.75398223686155</text:p>
              </table:table-cell>
              <table:table-cell office:value-type="float" office:value="0.996334170443846">
                <text:p>0.9963341704438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42477796076938">
                <text:p>0.942477796076938</text:p>
              </table:table-cell>
              <table:table-cell office:value-type="float" office:value="1.0760161744863">
                <text:p>1.07601617448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3097335529233">
                <text:p>1.13097335529233</text:p>
              </table:table-cell>
              <table:table-cell office:value-type="float" office:value="1.07960648915401">
                <text:p>1.079606489154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1946891450771">
                <text:p>1.31946891450771</text:p>
              </table:table-cell>
              <table:table-cell office:value-type="float" office:value="0.92467858352325">
                <text:p>0.924678583523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079644737231">
                <text:p>1.5079644737231</text:p>
              </table:table-cell>
              <table:table-cell office:value-type="float" office:value="0.619082501918767">
                <text:p>0.6190825019187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9646003293849">
                <text:p>1.69646003293849</text:p>
              </table:table-cell>
              <table:table-cell office:value-type="float" office:value="0.267252786364096">
                <text:p>0.2672527863640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88495559215388">
                <text:p>1.88495559215388</text:p>
              </table:table-cell>
              <table:table-cell office:value-type="float" office:value="0.00427097864296289">
                <text:p>0.004270978642962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7345115136926">
                <text:p>2.07345115136926</text:p>
              </table:table-cell>
              <table:table-cell office:value-type="float" office:value="-0.0933209066032271">
                <text:p>-0.09332090660322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6194671058465">
                <text:p>2.26194671058465</text:p>
              </table:table-cell>
              <table:table-cell office:value-type="float" office:value="-0.0524095025900129">
                <text:p>-0.05240950259001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45044226980004">
                <text:p>2.45044226980004</text:p>
              </table:table-cell>
              <table:table-cell office:value-type="float" office:value="0.0283370065790817">
                <text:p>0.02833700657908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3893782901543">
                <text:p>2.63893782901543</text:p>
              </table:table-cell>
              <table:table-cell office:value-type="float" office:value="0.0584576458695792">
                <text:p>0.05845764586957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82743338823081">
                <text:p>2.82743338823081</text:p>
              </table:table-cell>
              <table:table-cell office:value-type="float" office:value="0.0192705215926263">
                <text:p>0.01927052159262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0159289474462">
                <text:p>3.0159289474462</text:p>
              </table:table-cell>
              <table:table-cell office:value-type="float" office:value="-0.037302380007148">
                <text:p>-0.0373023800071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0442450666159">
                <text:p>3.20442450666159</text:p>
              </table:table-cell>
              <table:table-cell office:value-type="float" office:value="-0.0480079965984483">
                <text:p>-0.04800799659844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39292006587698">
                <text:p>3.39292006587698</text:p>
              </table:table-cell>
              <table:table-cell office:value-type="float" office:value="-0.00127251006274443">
                <text:p>-0.001272510062744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58141562509236">
                <text:p>3.58141562509236</text:p>
              </table:table-cell>
              <table:table-cell office:value-type="float" office:value="0.0515819836491471">
                <text:p>0.05158198364914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6991118430775">
                <text:p>3.76991118430775</text:p>
              </table:table-cell>
              <table:table-cell office:value-type="float" office:value="0.0467122968008015">
                <text:p>0.04671229680080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95840674352314">
                <text:p>3.95840674352314</text:p>
              </table:table-cell>
              <table:table-cell office:value-type="float" office:value="-0.024465068455494">
                <text:p>-0.0244650684554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14690230273853">
                <text:p>4.14690230273853</text:p>
              </table:table-cell>
              <table:table-cell office:value-type="float" office:value="-0.0909964764091029">
                <text:p>-0.09099647640910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33539786195392">
                <text:p>4.33539786195392</text:p>
              </table:table-cell>
              <table:table-cell office:value-type="float" office:value="-0.0474579095731914">
                <text:p>-0.04745790957319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5238934211693">
                <text:p>4.5238934211693</text:p>
              </table:table-cell>
              <table:table-cell office:value-type="float" office:value="0.163996129786408">
                <text:p>0.1639961297864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71238898038469">
                <text:p>4.71238898038469</text:p>
              </table:table-cell>
              <table:table-cell office:value-type="float" office:value="0.499999999999999">
                <text:p>0.499999999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90088453960008">
                <text:p>4.90088453960008</text:p>
              </table:table-cell>
              <table:table-cell office:value-type="float" office:value="0.836003870213591">
                <text:p>0.8360038702135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08938009881546">
                <text:p>5.08938009881546</text:p>
              </table:table-cell>
              <table:table-cell office:value-type="float" office:value="1.04745790957319">
                <text:p>1.047457909573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27787565803085">
                <text:p>5.27787565803085</text:p>
              </table:table-cell>
              <table:table-cell office:value-type="float" office:value="1.0909964764091">
                <text:p>1.09099647640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46637121724624">
                <text:p>5.46637121724624</text:p>
              </table:table-cell>
              <table:table-cell office:value-type="float" office:value="1.02446506845549">
                <text:p>1.024465068455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65486677646163">
                <text:p>5.65486677646163</text:p>
              </table:table-cell>
              <table:table-cell office:value-type="float" office:value="0.953287703199199">
                <text:p>0.9532877031991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84336233567702">
                <text:p>5.84336233567702</text:p>
              </table:table-cell>
              <table:table-cell office:value-type="float" office:value="0.948418016350852">
                <text:p>0.9484180163508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0318578948924">
                <text:p>6.0318578948924</text:p>
              </table:table-cell>
              <table:table-cell office:value-type="float" office:value="1.00127251006274">
                <text:p>1.001272510062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22035345410779">
                <text:p>6.22035345410779</text:p>
              </table:table-cell>
              <table:table-cell office:value-type="float" office:value="1.04800799659845">
                <text:p>1.048007996598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40884901332318">
                <text:p>6.40884901332318</text:p>
              </table:table-cell>
              <table:table-cell office:value-type="float" office:value="1.03730238000715">
                <text:p>1.037302380007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59734457253857">
                <text:p>6.59734457253857</text:p>
              </table:table-cell>
              <table:table-cell office:value-type="float" office:value="0.980729478407373">
                <text:p>0.9807294784073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78584013175395">
                <text:p>6.78584013175395</text:p>
              </table:table-cell>
              <table:table-cell office:value-type="float" office:value="0.94154235413042">
                <text:p>0.941542354130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97433569096934">
                <text:p>6.97433569096934</text:p>
              </table:table-cell>
              <table:table-cell office:value-type="float" office:value="0.971662993420918">
                <text:p>0.9716629934209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16283125018473">
                <text:p>7.16283125018473</text:p>
              </table:table-cell>
              <table:table-cell office:value-type="float" office:value="1.05240950259001">
                <text:p>1.05240950259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35132680940012">
                <text:p>7.35132680940012</text:p>
              </table:table-cell>
              <table:table-cell office:value-type="float" office:value="1.09332090660323">
                <text:p>1.093320906603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5398223686155">
                <text:p>7.5398223686155</text:p>
              </table:table-cell>
              <table:table-cell office:value-type="float" office:value="0.995729021357039">
                <text:p>0.9957290213570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72831792783089">
                <text:p>7.72831792783089</text:p>
              </table:table-cell>
              <table:table-cell office:value-type="float" office:value="0.732747213635905">
                <text:p>0.7327472136359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91681348704628">
                <text:p>7.91681348704628</text:p>
              </table:table-cell>
              <table:table-cell office:value-type="float" office:value="0.380917498081233">
                <text:p>0.3809174980812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10530904626167">
                <text:p>8.10530904626167</text:p>
              </table:table-cell>
              <table:table-cell office:value-type="float" office:value="0.0753214164767493">
                <text:p>0.07532141647674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29380460547706">
                <text:p>8.29380460547706</text:p>
              </table:table-cell>
              <table:table-cell office:value-type="float" office:value="-0.0796064891540106">
                <text:p>-0.07960648915401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48230016469244">
                <text:p>8.48230016469244</text:p>
              </table:table-cell>
              <table:table-cell office:value-type="float" office:value="-0.0760161744862977">
                <text:p>-0.07601617448629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67079572390783">
                <text:p>8.67079572390783</text:p>
              </table:table-cell>
              <table:table-cell office:value-type="float" office:value="0.00366582955615424">
                <text:p>0.003665829556154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85929128312322">
                <text:p>8.85929128312322</text:p>
              </table:table-cell>
              <table:table-cell office:value-type="float" office:value="0.0569798866385534">
                <text:p>0.05697988663855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0477868423386">
                <text:p>9.0477868423386</text:p>
              </table:table-cell>
              <table:table-cell office:value-type="float" office:value="0.037784342816093">
                <text:p>0.0377843428160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23628240155399">
                <text:p>9.23628240155399</text:p>
              </table:table-cell>
              <table:table-cell office:value-type="float" office:value="-0.0210106780826715">
                <text:p>-0.02101067808267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42477796076938">
                <text:p>9.42477796076938</text:p>
              </table:table-cell>
              <table:table-cell office:value-type="float" office:value="-0.0517371360519039">
                <text:p>-0.0517371360519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